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svg" manifest:media-type=""/>
  <manifest:file-entry manifest:full-path="media/image1.svg" manifest:media-type=""/>
  <manifest:file-entry manifest:full-path="media/image3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start">
        <style:tab-stops>
          <style:tab-stop style:type="left" style:position="1.0833in"/>
          <style:tab-stop style:type="left" style:position="1.1875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2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start"/>
      <style:text-properties fo:font-size="12pt" style:font-size-asian="12pt"/>
    </style:style>
    <style:style style:name="P4" style:parent-style-name="Standard" style:family="paragraph">
      <style:paragraph-properties fo:text-align="start"/>
      <style:text-properties fo:font-size="12pt" style:font-size-asian="12pt"/>
    </style:style>
    <style:style style:name="P5" style:parent-style-name="Standard" style:family="paragraph">
      <style:paragraph-properties fo:text-align="start"/>
      <style:text-properties fo:font-size="12pt" style:font-size-asian="12pt"/>
    </style:style>
    <style:style style:name="P6" style:parent-style-name="Standard" style:family="paragraph">
      <style:paragraph-properties fo:text-align="start"/>
      <style:text-properties fo:font-size="12pt" style:font-size-asian="12pt"/>
    </style:style>
    <style:style style:name="P7" style:parent-style-name="Standard" style:family="paragraph">
      <style:paragraph-properties fo:text-align="star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P15" style:parent-style-name="Standard" style:family="paragraph">
      <style:paragraph-properties fo:text-align="start"/>
      <style:text-properties fo:font-size="12pt" style:font-size-asian="12pt"/>
    </style:style>
    <style:style style:name="P16" style:parent-style-name="Standard" style:family="paragraph">
      <style:paragraph-properties fo:text-align="star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T20" style:parent-style-name="DefaultParagraphFont" style:family="text">
      <style:text-properties fo:font-size="12pt" style:font-size-asian="12pt"/>
    </style:style>
    <style:style style:name="P21" style:parent-style-name="Standard" style:family="paragraph">
      <style:paragraph-properties fo:text-align="start"/>
      <style:text-properties fo:font-size="12pt" style:font-size-asian="12pt"/>
    </style:style>
    <style:style style:name="P22" style:parent-style-name="Standard" style:family="paragraph">
      <style:paragraph-properties fo:text-align="start"/>
      <style:text-properties fo:font-size="12pt" style:font-size-asian="12pt"/>
    </style:style>
    <style:style style:name="P23" style:parent-style-name="Standard" style:family="paragraph">
      <style:paragraph-properties fo:text-align="start"/>
      <style:text-properties fo:font-size="12pt" style:font-size-asian="12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text-align="start"/>
      <style:text-properties fo:font-size="12pt" style:font-size-asian="12pt"/>
    </style:style>
    <style:style style:name="P25" style:parent-style-name="Standard" style:family="paragraph">
      <style:paragraph-properties fo:text-align="start"/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7" style:parent-style-name="DefaultParagraphFont" style:family="text">
      <style:text-properties fo:font-size="12pt" style:font-size-asian="12pt"/>
    </style:style>
    <style:style style:name="T28" style:parent-style-name="DefaultParagraphFont" style:family="text">
      <style:text-properties fo:font-size="12pt" style:font-size-asian="12pt"/>
    </style:style>
    <style:style style:name="T29" style:parent-style-name="DefaultParagraphFont" style:family="text">
      <style:text-properties fo:font-size="12pt" style:font-size-asian="12pt"/>
    </style:style>
    <style:style style:name="T30" style:parent-style-name="DefaultParagraphFont" style:family="text">
      <style:text-properties style:text-position="sub 66.6%"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style:text-position="super 66.6%" fo:font-size="12pt" style:font-size-asian="12pt"/>
    </style:style>
    <style:style style:name="T33" style:parent-style-name="DefaultParagraphFont" style:family="text">
      <style:text-properties style:text-position="super 66.6%" fo:font-size="12pt" style:font-size-asian="12pt"/>
    </style:style>
    <style:style style:name="T34" style:parent-style-name="DefaultParagraphFont" style:family="text">
      <style:text-properties style:text-position="super 66.6%" fo:font-size="12pt" style:font-size-asian="12pt"/>
    </style:style>
    <style:style style:name="T35" style:parent-style-name="DefaultParagraphFont" style:family="text">
      <style:text-properties fo:font-size="12pt" style:font-size-asian="12pt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style:text-position="sub 66.6%"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style:text-position="sub 66.6%"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style:text-position="sub 66.6%"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style:text-position="sub 66.6%" fo:font-size="12pt" style:font-size-asian="12pt"/>
    </style:style>
    <style:style style:name="T44" style:parent-style-name="DefaultParagraphFont" style:family="text">
      <style:text-properties fo:font-size="12pt" style:font-size-asian="12pt"/>
    </style:style>
    <style:style style:name="T45" style:parent-style-name="DefaultParagraphFont" style:family="text">
      <style:text-properties style:text-position="sub 66.6%"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style:text-position="sub 66.6%" fo:font-size="12pt" style:font-size-asian="12pt"/>
    </style:style>
    <style:style style:name="T50" style:parent-style-name="DefaultParagraphFont" style:family="text"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style:text-position="sub 66.6%"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T55" style:parent-style-name="DefaultParagraphFont" style:family="text">
      <style:text-properties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2" style:parent-style-name="DefaultParagraphFont" style:family="text">
      <style:text-properties fo:font-size="12pt" style:font-size-asian="12pt"/>
    </style:style>
    <style:style style:name="T7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74" style:parent-style-name="DefaultParagraphFont" style:family="text"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8" style:parent-style-name="DefaultParagraphFont" style:family="text">
      <style:text-properties fo:font-weight="bold" style:font-weight-asian="bold"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0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4" style:parent-style-name="DefaultParagraphFont" style:family="text">
      <style:text-properties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size="12pt" style:font-size-asian="12pt"/>
    </style:style>
    <style:style style:name="T90" style:parent-style-name="DefaultParagraphFont" style:family="text">
      <style:text-properties style:text-position="sub 66.6%"/>
    </style:style>
    <style:style style:name="T91" style:parent-style-name="DefaultParagraphFont" style:family="text">
      <style:text-properties style:text-position="sub 66.6%"/>
    </style:style>
    <style:style style:name="T92" style:parent-style-name="DefaultParagraphFont" style:family="text">
      <style:text-properties style:text-position="sub 66.6%"/>
    </style:style>
    <style:style style:name="P93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94" style:parent-style-name="DefaultParagraphFont" style:family="text">
      <style:text-properties fo:font-size="12pt" style:font-size-asian="12pt"/>
    </style:style>
    <style:style style:name="T95" style:parent-style-name="DefaultParagraphFont" style:family="text">
      <style:text-properties style:text-position="sub 66.6%" fo:font-size="12pt" style:font-size-asian="12pt"/>
    </style:style>
    <style:style style:name="T96" style:parent-style-name="DefaultParagraphFont" style:family="text">
      <style:text-properties fo:font-size="12pt" style:font-size-asian="12pt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font-size="12pt" style:font-size-asian="12pt"/>
    </style:style>
    <style:style style:name="T99" style:parent-style-name="DefaultParagraphFont" style:family="text">
      <style:text-properties style:text-position="sub 66.6%" fo:font-size="12pt" style:font-size-asian="12pt"/>
    </style:style>
    <style:style style:name="T100" style:parent-style-name="DefaultParagraphFont" style:family="text">
      <style:text-properties fo:font-size="12pt" style:font-size-asian="12pt"/>
    </style:style>
    <style:style style:name="T101" style:parent-style-name="DefaultParagraphFont" style:family="text">
      <style:text-properties style:text-position="sub 66.6%" fo:font-size="12pt" style:font-size-asian="12pt"/>
    </style:style>
    <style:style style:name="T102" style:parent-style-name="DefaultParagraphFont" style:family="text">
      <style:text-properties fo:font-size="12pt" style:font-size-asian="12pt"/>
    </style:style>
    <style:style style:name="T103" style:parent-style-name="DefaultParagraphFont" style:family="text">
      <style:text-properties fo:font-size="12pt" style:font-size-asian="12pt"/>
    </style:style>
    <style:style style:name="P104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</style:style>
    <style:style style:name="T105" style:parent-style-name="DefaultParagraphFont" style:family="text">
      <style:text-properties fo:font-size="12pt" style:font-size-asian="12pt"/>
    </style:style>
    <style:style style:name="P106" style:parent-style-name="Standard" style:family="paragraph">
      <style:paragraph-properties fo:text-align="start">
        <style:tab-stops>
          <style:tab-stop style:type="left" style:position="1.477in"/>
        </style:tab-stops>
      </style:paragraph-properties>
      <style:text-properties fo:font-size="12pt" style:font-size-asian="12pt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>
      <style:graphic-properties style:vertical-pos="middle"/>
    </style:style>
    <style:style style:family="graphic" style:name="a8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>
      <style:graphic-properties style:vertical-pos="middle"/>
    </style:style>
    <style:style style:family="graphic" style:name="a9">
      <style:graphic-properties style:vertical-pos="middle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umbers and Polynomials</text:p>
      <text:p text:style-name="P2">Lecture 1</text:p>
      <text:p text:style-name="P3">N: Natural numbers. 0 doesn’t technically count.</text:p>
      <text:p text:style-name="P4">W: Whole numbers. Includes 0</text:p>
      <text:p text:style-name="P5">Z: Integers</text:p>
      <text:p text:style-name="P6">Q: Rational</text:p>
      <text:p text:style-name="P7"><text:span text:style-name="T8">N<text:s/></text:span><text:span text:style-name="T9"><draw:frame draw:z-index="251655168" draw:style-name="a0" draw:name="Graphic 1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0"><text:s/>W<text:s/></text:span><text:span text:style-name="T11"><draw:frame draw:z-index="251656192" draw:style-name="a1" draw:name="Graphic 2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2"><text:s/>Z<text:s/></text:span><text:span text:style-name="T13"><draw:frame draw:z-index="251657216" draw:style-name="a2" draw:name="Graphic 3" text:anchor-type="paragraph" svg:x="0in" svg:y="0in" svg:width="0.128in" svg:height="0.1398in" style:rel-width="scale" style:rel-height="scale"><draw:image xlink:href="media/image1.svg" xlink:type="simple" xlink:show="embed" xlink:actuate="onLoad"/><svg:title/><svg:desc/></draw:frame></text:span><text:span text:style-name="T14">Q</text:span></text:p>
      <text:p text:style-name="P15">All computers use only Q</text:p>
      <text:p text:style-name="P16"><text:span text:style-name="T17">R:<text:s/></text:span><text:span text:style-name="T18">Irrational numbers. E.g.<text:s/></text:span><text:span text:style-name="T19"><draw:frame draw:z-index="251658240" draw:style-name="a3" draw:name="Graphic 4" text:anchor-type="paragraph" svg:x="0in" svg:y="0in" svg:width="0.2335in" svg:height="0.178in" style:rel-width="scale" style:rel-height="scale"><draw:image xlink:href="media/image2.svg" xlink:type="simple" xlink:show="embed" xlink:actuate="onLoad"/><svg:title/><svg:desc/></draw:frame></text:span><text:span text:style-name="T20">.</text:span></text:p>
      <text:p text:style-name="P21">R modelled by float, double (approximations)</text:p>
      <text:p text:style-name="P22"/>
      <text:p text:style-name="P23">Lecture 2</text:p>
      <text:p text:style-name="P24">Solutions to identities: values of x where a function p(x) = 0</text:p>
      <text:p text:style-name="P25">Polynomial of degree k in x defined through k+1 coefficients</text:p>
      <text:p text:style-name="P26"><text:span text:style-name="T27">Functional form of polynomials:<text:s/></text:span><text:span text:style-name="T28"><draw:frame draw:z-index="251659264" draw:style-name="a4" draw:name="Graphic 5" text:anchor-type="paragraph" svg:x="0in" svg:y="0in" svg:width="0.2433in" svg:height="0.4843in" style:rel-width="scale" style:rel-height="scale"><draw:image xlink:href="media/image3.svg" xlink:type="simple" xlink:show="embed" xlink:actuate="onLoad"/><svg:title/><svg:desc/></draw:frame></text:span><text:span text:style-name="T29">c</text:span><text:span text:style-name="T30">n</text:span><text:span text:style-name="T31">x</text:span><text:span text:style-name="T32">n</text:span><text:span text:style-name="T33"><text:tab/></text:span><text:span text:style-name="T34"><text:tab/></text:span><text:span text:style-name="T35">Coeffici</text:span><text:span text:style-name="T36">ents: c</text:span><text:span text:style-name="T37">0</text:span><text:span text:style-name="T38">, c</text:span><text:span text:style-name="T39">1</text:span><text:span text:style-name="T40">, c</text:span><text:span text:style-name="T41">2</text:span><text:span text:style-name="T42">, c</text:span><text:span text:style-name="T43">3</text:span><text:span text:style-name="T44">, …, c</text:span><text:span text:style-name="T45">k</text:span></text:p>
      <text:p text:style-name="P46">Coefficients can be of any type</text:p>
      <text:p text:style-name="P47"><text:span text:style-name="T48">Coeffs can be limited to finite subsets e.g. Z</text:span><text:span text:style-name="T49">m</text:span><text:span text:style-name="T50"><text:s/>= {0, 1, 2, …, m-1}</text:span></text:p>
      <text:p text:style-name="P51"><text:span text:style-name="T52">If H is this set, H</text:span><text:span text:style-name="T53">k</text:span><text:span text:style-name="T54">[X] and H[X] denote set of degree k polynomials with coeff<text:s/></text:span><text:span text:style-name="T55"><draw:frame draw:z-index="251660288" draw:style-name="a5" draw:name="Graphic 6" text:anchor-type="paragraph" svg:x="0in" svg:y="0in" svg:width="0.0969in" svg:height="0.0961in" style:rel-width="scale" style:rel-height="scale"><draw:image xlink:href="media/image4.svg" xlink:type="simple" xlink:show="embed" xlink:actuate="onLoad"/><svg:title/><svg:desc/></draw:frame></text:span><text:span text:style-name="T56"><text:s/>H</text:span></text:p>
      <text:p text:style-name="P57"/>
      <text:p text:style-name="P58">A polynomial of degree k has k roots</text:p>
      <text:p text:style-name="P59">Roots may not be distinct – can be repeated. Root has multiplicity</text:p>
      <text:p text:style-name="P60">Roots may not be real numbers</text:p>
      <text:p text:style-name="P61"/>
      <text:p text:style-name="P62">p(x) has degree<text:s/>m, p(x) has degree n</text:p>
      <text:p text:style-name="P63">p(x) + q(x): Add matching coefficients</text:p>
      <text:p text:style-name="P64">ap(x): Scalar multiplication. Multiply each coefficient by a</text:p>
      <text:p text:style-name="P65">p(x) x q(x): Has degree m + n</text:p>
      <text:p text:style-name="P66">p(x)/q(x)</text:p>
      <text:p text:style-name="P67"/>
      <text:p text:style-name="P68">Can find roots of degree 2/3/4 directly using calculus</text:p>
      <text:p text:style-name="P69"/>
      <text:p text:style-name="P70">Q[X] are polynomials with only rational coefficients</text:p>
      <text:p text:style-name="P71"><text:span text:style-name="T72">The<text:s/></text:span><text:span text:style-name="T73">roots</text:span><text:span text:style-name="T74"><text:s/>of a polynomial in this set don’t have to be in Q</text:span></text:p>
      <text:p text:style-name="P75">Therefore an irrational number can still have a finite description (since is a root of a polynomial that has a coefficient of finite length i.e. is rational)</text:p>
      <text:p text:style-name="P76"/>
      <text:p text:style-name="P77"><text:span text:style-name="T78">Vectors and Vector Operations</text:span></text:p>
      <text:p text:style-name="P79"><text:span text:style-name="T80">Lecture 1</text:span></text:p>
      <text:p text:style-name="P81">Cartesian co-ordinates: Lines from the origin</text:p>
      <text:p text:style-name="P82">H is a number of a set (N/W/Z/Q/R)</text:p>
      <text:p text:style-name="P83"><text:span text:style-name="T84">Natural number n<text:s/></text:span><draw:frame draw:style-name="a6" text:anchor-type="as-char" svg:x="0in" svg:y="0in" svg:width="0.10417in" svg:height="0.19792in" style:rel-width="scale" style:rel-height="scale"><draw:object xlink:href="Object 1/" xlink:type="simple" xlink:show="embed" xlink:actuate="onLoad"/></draw:frame><text:span text:style-name="T85"><text:s/>N</text:span></text:p>
      <text:p text:style-name="P86"><text:span text:style-name="T87">n-vector over H has n components<text:s/></text:span><text:span text:style-name="T88">x</text:span><text:span text:style-name="T89"><text:s/>=<text:s/></text:span><draw:frame draw:style-name="a7" text:anchor-type="as-char" svg:x="0in" svg:y="0in" svg:width="0.0625in" svg:height="0.19792in" style:rel-width="scale" style:rel-height="scale"><draw:object xlink:href="Object 2/" xlink:type="simple" xlink:show="embed" xlink:actuate="onLoad"/></draw:frame>x<text:span text:style-name="T90">1</text:span>, x<text:span text:style-name="T91">2</text:span>, …, x<text:span text:style-name="T92">n</text:span><draw:frame draw:style-name="a8" text:anchor-type="as-char" svg:x="0in" svg:y="0in" svg:width="0.0625in" svg:height="0.19792in" style:rel-width="scale" style:rel-height="scale"><draw:object xlink:href="Object 3/" xlink:type="simple" xlink:show="embed" xlink:actuate="onLoad"/></draw:frame></text:p>
      <text:p text:style-name="P93"><text:span text:style-name="T94">Each x</text:span><text:span text:style-name="T95">k</text:span><text:span text:style-name="T96"><text:s/></text:span><draw:frame draw:style-name="a9" text:anchor-type="as-char" svg:x="0in" svg:y="0in" svg:width="0.10417in" svg:height="0.19792in" style:rel-width="scale" style:rel-height="scale"><draw:object xlink:href="Object 4/" xlink:type="simple" xlink:show="embed" xlink:actuate="onLoad"/></draw:frame><text:span text:style-name="T97"><text:s/>H</text:span><text:span text:style-name="T98"><text:tab/>Not a set: can have x</text:span><text:span text:style-name="T99">s</text:span><text:span text:style-name="T100"><text:s/>= x</text:span><text:span text:style-name="T101">t</text:span><text:span text:style-name="T102"><text:s/>and s<text:s/></text:span><draw:frame draw:style-name="a10" text:anchor-type="as-char" svg:x="0in" svg:y="0in" svg:width="0.125in" svg:height="0.19792in" style:rel-width="scale" style:rel-height="scale"><draw:object xlink:href="Object 5/" xlink:type="simple" xlink:show="embed" xlink:actuate="onLoad"/></draw:frame><text:span text:style-name="T103"><text:s/>t</text:span></text:p>
      <text:p text:style-name="P104"><text:span text:style-name="T105">Angle brackets: order matters, as is ordered sequence</text:span><draw:frame draw:style-name="a11" text:anchor-type="as-char" svg:x="0in" svg:y="0in" svg:width="1.33333in" svg:height="0.19792in" style:rel-width="scale" style:rel-height="scale"><draw:object xlink:href="Object 6/" xlink:type="simple" xlink:show="embed" xlink:actuate="onLoad"/></draw:frame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11T10:53:00Z</dc:date>
    <meta:template xlink:href="Normal.dotm" xlink:type="simple"/>
    <meta:editing-cycles>46</meta:editing-cycles>
    <meta:editing-duration>PT121080S</meta:editing-duration>
    <meta:document-statistic meta:page-count="2" meta:paragraph-count="3" meta:word-count="239" meta:character-count="1602" meta:row-count="11" meta:non-whitespace-character-count="1366"/>
  </office:meta>
</office:document-meta>
</file>

<file path=Object 1/content.xml><?xml version="1.0" encoding="utf-8"?>
<mml:math xmlns:mml="http://www.w3.org/1998/Math/MathML" xmlns:m="http://schemas.openxmlformats.org/officeDocument/2006/math">
  <mml:mo>∈</mml:mo>
</mml:math>
</file>

<file path=Object 2/content.xml><?xml version="1.0" encoding="utf-8"?>
<mml:math xmlns:mml="http://www.w3.org/1998/Math/MathML" xmlns:m="http://schemas.openxmlformats.org/officeDocument/2006/math">
  <mml:mo>⟨</mml:mo>
</mml:math>
</file>

<file path=Object 3/content.xml><?xml version="1.0" encoding="utf-8"?>
<mml:math xmlns:mml="http://www.w3.org/1998/Math/MathML" xmlns:m="http://schemas.openxmlformats.org/officeDocument/2006/math">
  <mml:mo>⟩</mml:mo>
</mml:math>
</file>

<file path=Object 4/content.xml><?xml version="1.0" encoding="utf-8"?>
<mml:math xmlns:mml="http://www.w3.org/1998/Math/MathML" xmlns:m="http://schemas.openxmlformats.org/officeDocument/2006/math">
  <mml:mo>∈</mml:mo>
</mml:math>
</file>

<file path=Object 5/content.xml><?xml version="1.0" encoding="utf-8"?>
<mml:math xmlns:mml="http://www.w3.org/1998/Math/MathML" xmlns:m="http://schemas.openxmlformats.org/officeDocument/2006/math">
  <mml:mo>≠</mml:mo>
</mml:math>
</file>

<file path=Object 6/content.xml><?xml version="1.0" encoding="utf-8"?>
<mml:math xmlns:mml="http://www.w3.org/1998/Math/MathML" xmlns:m="http://schemas.openxmlformats.org/officeDocument/2006/math">
  <mml:mi> </mml:mi>
  <mml:mi> </mml:mi>
  <mml:mi> </mml:mi>
  <mml:mi> </mml:mi>
  <mml:mfenced open="⟨" close="⟩" separators="|">
    <mml:mrow>
      <mml:mn>1,2</mml:mn>
      <mml:mo>,</mml:mo>
      <mml:mn>1</mml:mn>
    </mml:mrow>
  </mml:mfenced>
  <mml:mo>≠</mml:mo>
  <mml:mi> </mml:mi>
  <mml:mfenced open="⟨" close="⟩" separators="|">
    <mml:mrow>
      <mml:mn>1,1</mml:mn>
      <mml:mo>,</mml:mo>
      <mml:mn>2</mml:mn>
    </mml:mrow>
  </mml:mfenced>
</mml:math>
</file>